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200000C5000012DA000008EEA68F60A41F9BD3FA.wmf" manifest:media-type="image/x-wmf"/>
  <manifest:file-entry manifest:full-path="Pictures/1000000000000020000000204B249CA79A42C6D7.png" manifest:media-type="image/png"/>
  <manifest:file-entry manifest:full-path="Pictures/100000000000078000000480A5D75F86E4AB6CB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ashed_20__28_var_29__20_4" svg:stroke-width="0.046cm" svg:stroke-color="#a6a6a6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_32__5f_Titelfoli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_32__5f_Titelfolie-notes">
      <style:graphic-properties draw:fill-color="#ffffff" draw:auto-grow-height="true" fo:min-height="12.572cm"/>
    </style:style>
    <style:style style:name="pr4" style:family="presentation" style:parent-style-name="Titel_20_und_20_Inhalt-outline1" style:list-style-name="L3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title" style:list-style-name="L4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draw:auto-grow-height="true" fo:min-height="12.572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3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0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dddddd" fo:font-size="18pt" fo:background-color="#dddddd" fo:hyphenate="false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P1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0pt" style:font-size-asian="14pt" style:font-size-complex="14pt" fo:hyphenate="false"/>
    </style:style>
    <style:style style:name="T1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T2" style:family="text">
      <style:text-properties fo:font-variant="normal" fo:text-transform="none" fo:color="#009440" style:text-line-through-style="none" style:text-line-through-type="none" style:text-position="0% 100%" style:font-name="LMU CompatilFact" fo:font-size="22pt" fo:letter-spacing="normal" fo:font-style="normal" style:text-underline-style="none" fo:font-weight="bold" style:font-name-asian="LMU CompatilFact" style:font-size-asian="22pt" style:font-style-asian="normal" style:font-weight-asian="bold" style:font-name-complex="LMU CompatilFact" style:font-size-complex="22pt" style:font-style-complex="normal" style:font-weight-complex="bold"/>
    </style:style>
    <style:style style:name="T3" style:family="text">
      <style:text-properties fo:font-variant="normal" fo:text-transform="none" fo:color="#dddddd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" style:font-size-asian="18pt" style:font-style-asian="normal" style:font-weight-asian="normal" style:font-name-complex="LMU CompatilFact" style:font-size-complex="18pt" style:font-style-complex="normal" style:font-weight-complex="normal"/>
    </style:style>
    <style:style style:name="T4" style:family="text">
      <style:text-properties fo:font-variant="normal" fo:text-transform="none" fo:color="#919191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style:style style:name="T5" style:family="text">
      <style:text-properties fo:font-variant="normal" fo:text-transform="none" fo:color="#dddddd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944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2__5f_Titelfolie" presentation:presentation-page-layout-name="AL1T0">
        <draw:frame draw:name="Title 1" presentation:style-name="pr1" draw:text-style-name="P2" draw:layer="layout" svg:width="24.002cm" svg:height="3.999cm" svg:x="0.699cm" svg:y="8.925cm" presentation:class="title" presentation:user-transformed="true">
          <draw:text-box>
            <text:p text:style-name="P1"><text:span text:style-name="T1">Intimate data in Personal Informatics</text:span><text:span text:style-name="T1"><text:line-break/></text:span><text:span text:style-name="T2">Tracking, sharing and personal boundaries?</text:span></text:p>
          </draw:text-box>
        </draw:frame>
        <draw:frame draw:name="Subtitle 2" presentation:style-name="pr2" draw:text-style-name="P5" draw:layer="layout" svg:width="24.002cm" svg:height="1.799cm" svg:x="0.699cm" svg:y="13.025cm" presentation:class="subtitle" presentation:user-transformed="true">
          <draw:text-box>
            <text:p text:style-name="P3"><text:span text:style-name="T3">Diana Irmscher</text:span></text:p>
            <text:p text:style-name="P4"><text:span text:style-name="T4"/></text:p>
          </draw:text-box>
        </draw:frame>
        <draw:custom-shape draw:name="Rechteck 6" draw:style-name="gr1" draw:text-style-name="P7" draw:layer="layout" svg:width="23.202cm" svg:height="1.013cm" svg:x="0.712cm" svg:y="15.1cm">
          <text:p text:style-name="P6"><text:span text:style-name="T5">Advanced Seminar in Media Informatics | Munich | 2018-05-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7" draw:style-name="gr2" draw:text-style-name="P8" draw:layer="layout" svg:x1="0.898cm" svg:y1="14.525cm" svg:x2="24.301cm" svg:y2="14.526cm">
          <text:p/>
        </draw:lin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itel_20_und_20_Inhalt">
        <draw:frame draw:name="Inhaltsplatzhalter 1" presentation:style-name="pr4" draw:text-style-name="P10" draw:layer="layout" svg:width="24.002cm" svg:height="12.592cm" svg:x="0.699cm" svg:y="4.454cm" presentation:class="outline" presentation:placeholder="true" presentation:user-transformed="true">
          <draw:text-box/>
        </draw:frame>
        <draw:frame draw:name="Foliennummernplatzhalter 2" presentation:style-name="pr5" draw:text-style-name="P12" draw:layer="layout" svg:width="7.525cm" svg:height="1.186cm" svg:x="17.175cm" svg:y="17.726cm" presentation:class="page-number" presentation:user-transformed="true">
          <draw:text-box>
            <text:p text:style-name="P11"><text:span text:style-name="T6"><text:page-number>&lt;number&gt;</text:page-number></text:span></text:p>
          </draw:text-box>
        </draw:frame>
        <draw:frame draw:name="Titel 3" presentation:style-name="pr6" draw:text-style-name="P13" draw:layer="layout" svg:width="24.002cm" svg:height="3.038cm" svg:x="0.699cm" svg:y="0.635cm" presentation:class="title" presentation:placeholder="true" presentation:user-transformed="true">
          <draw:text-box/>
        </draw:frame>
        <draw:frame draw:name="Fußzeilenplatzhalter 4" presentation:style-name="pr5" draw:text-style-name="P15" draw:layer="layout" svg:width="12.235cm" svg:height="1.186cm" svg:x="4.064cm" svg:y="17.726cm" presentation:class="footer" presentation:user-transformed="true">
          <draw:text-box>
            <text:p text:style-name="P14"><text:span text:style-name="T6">&lt;Name&gt; / &lt;Veranstaltung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7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U CompatilFact" svg:font-family="'LMU CompatilFact'"/>
    <style:font-face style:name="LMU CompatilFact Normal" svg:font-family="'LMU CompatilFact Normal'"/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78000000480A5D75F86E4AB6CBD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46cm" draw:distance="0.046cm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5" draw:fill="none" draw:fill-gradient-name="Gradient_20_2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2__5f_Titelfolie-background" style:display-name="2_Titelfolie-background" style:family="presentation">
      <style:graphic-properties draw:stroke="none" draw:fill="solid" draw:fill-color="#ffffff"/>
      <style:text-properties style:letter-kerning="true"/>
    </style:style>
    <style:style style:name="_32__5f_Titelfolie-backgroundobjects" style:display-name="2_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folie-notes" style:display-name="2_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folie-outline1" style:display-name="2_Titelfolie-outline1" style:family="presentation">
      <style:graphic-properties draw:stroke="none" draw:fill="none" draw:auto-grow-height="false" draw:fit-to-size="shrink-to-fit" style:shrink-to-fit="true">
        <text:list-style style:name="_32__5f_Titelfolie-outline1" style:display-name="2_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folie-outline2" style:display-name="2_Titelfolie-outline2" style:family="presentation" style:parent-style-name="_32__5f_Titelfolie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_32__5f_Titelfolie-outline3" style:display-name="2_Titelfolie-outline3" style:family="presentation" style:parent-style-name="_32__5f_Titelfolie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4" style:display-name="2_Titelfolie-outline4" style:family="presentation" style:parent-style-name="_32__5f_Titelfolie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_32__5f_Titelfolie-outline5" style:display-name="2_Titelfolie-outline5" style:family="presentation" style:parent-style-name="_32__5f_Titelfol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elfolie-outline6" style:display-name="2_Titelfolie-outline6" style:family="presentation" style:parent-style-name="_32__5f_Titelfol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elfolie-outline7" style:display-name="2_Titelfolie-outline7" style:family="presentation" style:parent-style-name="_32__5f_Titelfol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elfolie-outline8" style:display-name="2_Titelfolie-outline8" style:family="presentation" style:parent-style-name="_32__5f_Titelfol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elfolie-outline9" style:display-name="2_Titelfolie-outline9" style:family="presentation" style:parent-style-name="_32__5f_Titelfol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_32__5f_Titelfolie-subtitle" style:display-name="2_Titelfolie-subtitle" style:family="presentation">
      <style:graphic-properties draw:stroke="none" draw:fill="none" draw:textarea-vertical-align="middle">
        <text:list-style style:name="_32__5f_Titelfolie-subtitle" style:display-name="2_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folie-title" style:display-name="2_Titelfolie-title" style:family="presentation">
      <style:graphic-properties draw:stroke="none" draw:fill="none" draw:textarea-vertical-align="middle">
        <text:list-style style:name="_32__5f_Titelfolie-title" style:display-name="2_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LMU CompatilFact Normal" fo:font-family="'LMU CompatilFact Normal'" fo:font-size="20pt" fo:letter-spacing="normal" fo:language="de" fo:country="DE" fo:font-style="normal" fo:text-shadow="none" style:text-underline-style="none" fo:font-weight="normal" style:letter-kerning="true" fo:background-color="transparent" style:font-name-asian="LMU CompatilFact Normal" style:font-family-asian="'LMU CompatilFact Normal'" style:font-size-asian="20pt" style:language-asian="de" style:country-asian="DE" style:font-style-asian="normal" style:font-weight-asian="normal" style:font-name-complex="LMU CompatilFact Normal" style:font-family-complex="'LMU CompatilFact Normal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6pt" fo:letter-spacing="normal" fo:font-style="normal" style:text-underline-style="none" fo:font-weight="normal" style:font-name-asian="LMU CompatilFact Normal" style:font-family-asian="'LMU CompatilFact Normal'" style:font-size-asian="16pt" style:font-style-asian="normal" style:font-weight-asian="normal" style:font-name-complex="LMU CompatilFact Normal" style:font-family-complex="'LMU CompatilFact Normal'" style:font-size-complex="16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LMU CompatilFact Normal" fo:font-family="'LMU CompatilFact Normal'" fo:font-size="14pt" fo:letter-spacing="normal" fo:font-style="normal" style:text-underline-style="none" fo:font-weight="normal" style:font-name-asian="LMU CompatilFact Normal" style:font-family-asian="'LMU CompatilFact Normal'" style:font-size-asian="14pt" style:font-style-asian="normal" style:font-weight-asian="normal" style:font-name-complex="LMU CompatilFact Normal" style:font-family-complex="'LMU CompatilFact Normal'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Segoe UI" fo:font-family="'Segoe UI'" fo:font-size="18pt" fo:letter-spacing="normal" fo:language="de" fo:country="DE" fo:font-style="normal" fo:text-shadow="none" style:text-underline-style="none" fo:font-weight="normal" style:letter-kerning="true" fo:background-color="transparent" style:font-name-asian="LMU CompatilFact" style:font-family-asian="'LMU CompatilFact'" style:font-size-asian="18pt" style:language-asian="de" style:country-asian="DE" style:font-style-asian="normal" style:font-weight-asian="normal" style:font-name-complex="LMU CompatilFact" style:font-family-complex="'LMU CompatilFact'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2__5f_Titelfoli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_32__5f_Titelfolie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2__5f_Titelfoli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0pt" style:font-size-asian="14pt" style:font-size-complex="14pt" fo:hyphenate="false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9440" style:text-line-through-style="none" style:text-line-through-type="none" style:text-position="0% 100%" style:font-name="LMU CompatilFact" fo:font-size="38pt" fo:letter-spacing="normal" fo:font-style="normal" style:text-underline-style="none" fo:font-weight="bold" style:font-name-asian="LMU CompatilFact" style:font-size-asian="38pt" style:font-style-asian="normal" style:font-weight-asian="bold" style:font-name-complex="LMU CompatilFact" style:font-size-complex="3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20pt" fo:letter-spacing="normal" fo:font-style="normal" style:text-underline-style="none" fo:font-weight="normal" style:font-name-asian="LMU CompatilFact Normal" style:font-size-asian="20pt" style:font-style-asian="normal" style:font-weight-asian="normal" style:font-name-complex="LMU CompatilFact 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8pt" fo:letter-spacing="normal" fo:font-style="normal" style:text-underline-style="none" fo:font-weight="normal" style:font-name-asian="LMU CompatilFact Normal" style:font-size-asian="18pt" style:font-style-asian="normal" style:font-weight-asian="normal" style:font-name-complex="LMU CompatilFact Normal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6pt" fo:letter-spacing="normal" fo:font-style="normal" style:text-underline-style="none" fo:font-weight="normal" style:font-name-asian="LMU CompatilFact Normal" style:font-size-asian="16pt" style:font-style-asian="normal" style:font-weight-asian="normal" style:font-name-complex="LMU CompatilFact Normal" style:font-size-complex="16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MU CompatilFact Normal" fo:font-size="14pt" fo:letter-spacing="normal" fo:font-style="normal" style:text-underline-style="none" fo:font-weight="normal" style:font-name-asian="LMU CompatilFact Normal" style:font-size-asian="14pt" style:font-style-asian="normal" style:font-weight-asian="normal" style:font-name-complex="LMU CompatilFact Normal" style:font-size-complex="14pt" style:font-style-complex="normal" style:font-weight-complex="normal"/>
    </style:style>
    <style:style style:name="MT7" style:family="text">
      <style:text-properties fo:font-variant="normal" fo:text-transform="none" fo:color="#919191" style:text-line-through-style="none" style:text-line-through-type="none" style:text-position="0% 100%" style:font-name="LMU CompatilFact" fo:font-size="20pt" fo:letter-spacing="normal" fo:font-style="normal" style:text-underline-style="none" fo:font-weight="normal" style:font-name-asian="LMU CompatilFact" style:font-size-asian="20pt" style:font-style-asian="normal" style:font-weight-asian="normal" style:font-name-complex="LMU CompatilFact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_32__5f_Titelfolie" style:display-name="2_Titelfolie" style:page-layout-name="PM1" draw:style-name="Mdp1">
      <draw:frame draw:name="Bild 7" draw:style-name="Mgr3" draw:text-style-name="MP5" draw:layer="backgroundobjects" drawooo:display="printer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Titel 1" presentation:style-name="Mpr1" draw:text-style-name="MP7" draw:layer="backgroundobjects" svg:width="24.002cm" svg:height="3.999cm" svg:x="0.699cm" svg:y="7.52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Bild 4" draw:style-name="Mgr3" draw:text-style-name="MP5" draw:layer="backgroundobjects" svg:width="3.799cm" svg:height="1.817cm" svg:x="0.699cm" svg:y="0.524cm">
        <draw:image xlink:href="Pictures/200000C5000012DA000008EEA68F60A41F9BD3FA.wmf" xlink:type="simple" xlink:show="embed" xlink:actuate="onLoad">
          <text:p/>
        </draw:image>
      </draw:frame>
      <draw:frame presentation:style-name="_32__5f_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_32__5f_Titelfolie-title" draw:layer="backgroundobjects" svg:width="13.968cm" svg:height="10.476cm" svg:x="3.81cm" svg:y="2.123cm" presentation:class="page"/>
        <draw:frame presentation:style-name="_32__5f_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Bild 7" draw:style-name="Mgr3" draw:text-style-name="MP5" draw:layer="backgroundobjects" svg:width="2.799cm" svg:height="1.338cm" svg:x="0.699cm" svg:y="17.65cm">
        <draw:image xlink:href="Pictures/200000C5000012DA000008EEA68F60A41F9BD3FA.wmf" xlink:type="simple" xlink:show="embed" xlink:actuate="onLoad">
          <text:p/>
        </draw:image>
      </draw:frame>
      <draw:frame draw:name="Inhaltsplatzhalter 2" presentation:style-name="Mpr4" draw:text-style-name="MP12" draw:layer="backgroundobjects" svg:width="24.002cm" svg:height="12.592cm" svg:x="0.699cm" svg:y="4.454cm" presentation:class="outline" presentation:user-transformed="true">
        <draw:text-box>
          <text:list text:style-name="ML3">
            <text:list-item>
              <text:p text:style-name="MP8"><text:span text:style-name="MT3">Mastertextformat bearbeiten</text:span></text:p>
              <text:list>
                <text:list-item>
                  <text:p text:style-name="MP9"><text:span text:style-name="MT4">Zweite Ebene</text:span></text:p>
                  <text:list>
                    <text:list-item>
                      <text:p text:style-name="MP10"><text:span text:style-name="MT5">Dritte Ebene</text:span></text:p>
                      <text:list>
                        <text:list-item>
                          <text:p text:style-name="MP11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5" presentation:style-name="Mpr5" draw:text-style-name="MP14" draw:layer="backgroundobjects" svg:width="7.525cm" svg:height="1.186cm" svg:x="17.175cm" svg:y="17.726cm" presentation:class="page-number" presentation:user-transformed="true">
        <draw:text-box>
          <text:p text:style-name="MP13"><text:span text:style-name="MT7"><text:page-number>&lt;number&gt;</text:page-number></text:span></text:p>
        </draw:text-box>
      </draw:frame>
      <draw:frame draw:name="Titel 7" presentation:style-name="Mpr6" draw:text-style-name="MP7" draw:layer="backgroundobjects" svg:width="24.002cm" svg:height="3.038cm" svg:x="0.699cm" svg:y="0.635cm" presentation:class="title" presentation:user-transformed="true">
        <draw:text-box>
          <text:p text:style-name="MP6"><text:span text:style-name="MT2">Mastertitelformat bearbeiten</text:span></text:p>
        </draw:text-box>
      </draw:frame>
      <draw:frame draw:name="Fußzeilenplatzhalter 1" presentation:style-name="Mpr5" draw:text-style-name="MP14" draw:layer="backgroundobjects" svg:width="12.235cm" svg:height="1.186cm" svg:x="4.064cm" svg:y="17.726cm" presentation:class="footer" presentation:user-transformed="true">
        <draw:text-box>
          <text:p text:style-name="MP15"><text:span text:style-name="MT7">&lt;Name&gt; / &lt;Veranstaltung&gt;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Medieninformatik</dc:title>
    <meta:editing-cycles>8</meta:editing-cycles>
    <meta:creation-date>2018-05-09T15:19:04.320022683</meta:creation-date>
    <dc:date>2018-05-11T21:58:19.992484369</dc:date>
    <meta:editing-duration>PT8M15S</meta:editing-duration>
    <meta:generator>LibreOffice/5.4.6.2$Linux_X86_64 LibreOffice_project/40m0$Build-2</meta:generator>
    <meta:document-statistic meta:object-count="43"/>
    <meta:user-defined meta:name="AppVersion">15.0024</meta:user-defined>
    <meta:user-defined meta:name="Company">Ludwig-Maximilians-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